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fr" fo:country="FR" officeooo:rsid="000cc7cf" officeooo:paragraph-rsid="000cc7cf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1db917" officeooo:paragraph-rsid="001db917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a1b577" officeooo:paragraph-rsid="00283586" style:font-size-asian="10.5pt"/>
    </style:style>
    <style:style style:name="P4" style:family="paragraph" style:parent-style-name="Standard">
      <style:paragraph-properties fo:text-align="start" style:justify-single-word="false">
        <style:tab-stops>
          <style:tab-stop style:position="8.453cm"/>
        </style:tab-stops>
      </style:paragraph-properties>
      <style:text-properties fo:language="fr" fo:country="FR" officeooo:rsid="00283586" officeooo:paragraph-rsid="00a5c95f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fr" fo:country="FR" fo:font-weight="bold" officeooo:rsid="00454742" officeooo:paragraph-rsid="00454742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normal" officeooo:rsid="00454742" officeooo:paragraph-rsid="00454742" style:font-size-asian="10.5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fr" fo:country="FR" fo:font-weight="normal" officeooo:rsid="004c1aee" officeooo:paragraph-rsid="004c1aee" style:font-size-asian="10.5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fr" fo:country="FR" fo:font-weight="normal" officeooo:rsid="0016d5fb" officeooo:paragraph-rsid="009434ca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fr" fo:country="FR" fo:font-weight="normal" officeooo:rsid="003f6722" officeooo:paragraph-rsid="009434ca" style:font-size-asian="10.5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fr" fo:country="FR" fo:font-weight="normal" officeooo:rsid="009434ca" officeooo:paragraph-rsid="009434ca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fr" fo:country="FR" fo:font-weight="normal" officeooo:rsid="008ab62c" officeooo:paragraph-rsid="00454742" style:font-size-asian="10.5pt" style:font-weight-asian="normal" style:font-weight-complex="normal"/>
    </style:style>
    <style:style style:name="P12" style:family="paragraph" style:parent-style-name="Title">
      <style:text-properties fo:language="fr" fo:country="FR"/>
    </style:style>
    <style:style style:name="P13" style:family="paragraph" style:parent-style-name="Heading_20_1">
      <style:text-properties fo:language="fr" fo:country="FR" officeooo:rsid="00a94b53"/>
    </style:style>
    <style:style style:name="P14" style:family="paragraph" style:parent-style-name="Heading_20_1">
      <style:paragraph-properties fo:text-align="start" style:justify-single-word="false">
        <style:tab-stops>
          <style:tab-stop style:position="8.453cm"/>
        </style:tab-stops>
      </style:paragraph-properties>
      <style:text-properties fo:language="fr" fo:country="FR" officeooo:rsid="00ff47e5" officeooo:paragraph-rsid="00ff47e5" style:font-size-asian="10.5pt"/>
    </style:style>
    <style:style style:name="P15" style:family="paragraph" style:parent-style-name="Heading_20_2">
      <style:text-properties fo:language="fr" fo:country="FR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53cm"/>
        </style:tab-stops>
      </style:paragraph-properties>
      <style:text-properties fo:language="fr" fo:country="FR" officeooo:rsid="00ac76b8" officeooo:paragraph-rsid="00ac76b8" style:font-size-asian="10.5pt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8.453cm"/>
        </style:tab-stops>
      </style:paragraph-properties>
      <style:text-properties officeooo:rsid="00ff47e5" officeooo:paragraph-rsid="00ff47e5"/>
    </style:style>
    <style:style style:name="T1" style:family="text">
      <style:text-properties officeooo:rsid="0019e069"/>
    </style:style>
    <style:style style:name="T2" style:family="text">
      <style:text-properties officeooo:rsid="001f711e"/>
    </style:style>
    <style:style style:name="T3" style:family="text">
      <style:text-properties officeooo:rsid="0046d272"/>
    </style:style>
    <style:style style:name="T4" style:family="text">
      <style:text-properties officeooo:rsid="0046f839"/>
    </style:style>
    <style:style style:name="T5" style:family="text">
      <style:text-properties officeooo:rsid="004c74bc"/>
    </style:style>
    <style:style style:name="T6" style:family="text">
      <style:text-properties officeooo:rsid="0066c4fc"/>
    </style:style>
    <style:style style:name="T7" style:family="text">
      <style:text-properties officeooo:rsid="008f9345"/>
    </style:style>
    <style:style style:name="T8" style:family="text">
      <style:text-properties officeooo:rsid="009434ca"/>
    </style:style>
    <style:style style:name="T9" style:family="text">
      <style:text-properties officeooo:rsid="00989230"/>
    </style:style>
    <style:style style:name="T10" style:family="text">
      <style:text-properties officeooo:rsid="009d8680"/>
    </style:style>
    <style:style style:name="T11" style:family="text">
      <style:text-properties officeooo:rsid="009ff520"/>
    </style:style>
    <style:style style:name="T12" style:family="text">
      <style:text-properties fo:language="fr" fo:country="FR" style:font-size-asian="10.5pt"/>
    </style:style>
    <style:style style:name="T13" style:family="text">
      <style:text-properties fo:language="fr" fo:country="FR" officeooo:rsid="00ff47e5" style:font-size-asian="10.5pt"/>
    </style:style>
    <style:style style:name="T14" style:family="text">
      <style:text-properties officeooo:rsid="00e3d1fb"/>
    </style:style>
    <style:style style:name="T15" style:family="text">
      <style:text-properties officeooo:rsid="010204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 <text:span text:style-name="T9">2</text:span> <text:span text:style-name="T9">Binfo DLAD</text:span> <text:span text:style-name="T2">Programmation Web</text:span></text:p>
      <text:p text:style-name="P12">Projet</text:p>
      <text:h text:style-name="P13" text:outline-level="1">Évaluation</text:h>
      <text:p text:style-name="P4">Date de rendu : <text:span text:style-name="T14">A discuter</text:span></text:p>
      <text:p text:style-name="P16"><text:span text:style-name="T15">Présentation du projet</text:span>:<text:span text:style-name="T14">A discuter, </text:span></text:p>
      <text:h text:style-name="P14" text:outline-level="1">Barème</text:h>
      <text:p text:style-name="P17"><text:span text:style-name="T12">See Ametice</text:span></text:p>
      <text:h text:style-name="P15" text:outline-level="2"><text:span text:style-name="T10">Suggestion d’o</text:span>rganisation du travail</text:h>
      <text:p text:style-name="P5"/>
      <text:p text:style-name="P6">- <text:span text:style-name="T3">Créez un schéma d’URLs pour définir les pages et connexions qu’il faut</text:span></text:p>
      <text:p text:style-name="P6">- <text:span text:style-name="T4">Créez un modèle des données</text:span></text:p>
      <text:p text:style-name="P10">- Initialiser db.sqlite avec django « migrate » et « makemigrations »</text:p>
      <text:p text:style-name="P11">- Insérez vos données dans la BDD soit avec django shell functions or python/sqlite functions</text:p>
      <text:p text:style-name="P6"><text:tab/>* <text:span text:style-name="T8">Parser data.tsv ligne par ligne et insérer données où il faut</text:span></text:p>
      <text:p text:style-name="P7">- Créez des views/<text:span text:style-name="T8">templates</text:span> basique<text:span text:style-name="T8">s</text:span> selon les <text:span text:style-name="T7">spécifications</text:span> du projet</text:p>
      <text:p text:style-name="P7">- Ajoutez du CSS et Javascript pour <text:span text:style-name="T6">améliorer</text:span> la convivialit<text:span text:style-name="T5">é</text:span> du site</text:p>
      <text:p text:style-name="P8">- Les pages doivent ê<text:span text:style-name="T1">tre validés ici : </text:span><text:a xlink:type="simple" xlink:href="https://validator.w3.org/" text:style-name="Internet_20_link" text:visited-style-name="Visited_20_Internet_20_Link"><text:span text:style-name="T1">https://validator.w3.org/</text:span></text:a></text:p>
      <text:p text:style-name="P9">- Déployez votre application <text:span text:style-name="T11">sur un serveur en ligne comme Heroku.com</text:span></text:p>
      <text:p text:style-name="P2"/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alez</meta:initial-creator>
    <meta:creation-date>2016-02-08T06:48:33.308153866</meta:creation-date>
    <dc:date>2022-09-29T09:44:01.283285390</dc:date>
    <dc:creator>Aitor Gonzalez</dc:creator>
    <meta:editing-duration>PT3H10M32S</meta:editing-duration>
    <meta:editing-cycles>152</meta:editing-cycles>
    <meta:generator>LibreOffice/7.2.7.2$Linux_X86_64 LibreOffice_project/8d71d29d553c0f7dcbfa38fbfda25ee34cce99a2</meta:generator>
    <meta:document-statistic meta:table-count="0" meta:image-count="0" meta:object-count="0" meta:page-count="1" meta:paragraph-count="18" meta:word-count="125" meta:character-count="768" meta:non-whitespace-character-count="657"/>
  </office:meta>
</office:document-meta>
</file>